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automatic-styles/>
  <office:body>
    <office:text>
      <text:p>Docker Audit Report: nginx-alpine-trivy.json</text:p>
      <text:p>
Target: nginx:alpine (alpine 3.23.0)</text:p>
      <text:p>  [1] CVE-2025-62408 (MEDIUM): c-ares: c-ares: Denial of Service due to query termination after maximum attempts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